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9cm" fo:min-width="2.04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svg:stroke-width="0.102cm" svg:stroke-color="#000000" draw:marker-start="Arrow" draw:marker-start-width="0.61cm" draw:marker-end="Arrow" draw:marker-end-width="0.61cm" draw:fill="none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xml:id="id1" draw:id="id1" draw:layer="layout" svg:width="2.54cm" svg:height="2.54cm" svg:x="7.985cm" svg:y="9.255cm">
            <text:p text:style-name="P1">i = 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2.54cm" svg:height="2.54cm" svg:x="10.525cm" svg:y="9.255cm">
            <text:p text:style-name="P1">i = 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2.54cm" svg:height="2.54cm" svg:x="15.351cm" svg:y="9.255cm">
            <text:p text:style-name="P1">i = N-1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xml:id="id2" draw:id="id2" draw:layer="layout" svg:width="2.54cm" svg:height="2.54cm" svg:x="17.891cm" svg:y="9.255cm">
            <text:p text:style-name="P1">i = 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0.254cm" svg:height="0.254cm" svg:x="13.419cm" svg:y="10.3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254cm" svg:height="0.254cm" svg:x="13.864cm" svg:y="10.3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254cm" svg:height="0.254cm" svg:x="14.308cm" svg:y="10.3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254cm" svg:height="0.254cm" svg:x="14.753cm" svg:y="10.3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2" draw:layer="layout" draw:type="curve" draw:line-skew="-1.787cm -1.912cm 1.914cm" svg:x1="7.985cm" svg:y1="10.525cm" svg:x2="20.431cm" svg:y2="10.525cm" draw:start-shape="id1" draw:start-glue-point="3" draw:end-shape="id2" draw:end-glue-point="1" svg:d="M7985 10525c-3432 0-2288-3683 6286-3683 8575 0 9782 3683 6160 3683" svg:viewBox="0 0 16169 3684">
            <text:p/>
          </draw:connector>
          <draw:frame draw:style-name="gr4" draw:text-style-name="P3" draw:layer="layout" svg:width="3cm" svg:height="1.673cm" svg:x="2.778cm" svg:y="9.689cm">
            <draw:text-box>
              <text:p>Negative</text:p>
              <text:p>direction</text:p>
            </draw:text-box>
          </draw:frame>
          <draw:frame draw:style-name="gr5" draw:text-style-name="P3" draw:layer="layout" svg:width="3cm" svg:height="1.673cm" svg:x="22.844cm" svg:y="9.689cm">
            <draw:text-box>
              <text:p>Positive</text:p>
              <text:p>direction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hud Strobach</meta:initial-creator>
    <meta:creation-date>2020-04-27T23:51:08.317394727</meta:creation-date>
    <dc:date>2020-05-04T16:00:02.300165853</dc:date>
    <dc:creator>Ehud Strobach</dc:creator>
    <meta:editing-duration>P6DT14H28M22S</meta:editing-duration>
    <meta:editing-cycles>2</meta:editing-cycles>
    <meta:generator>LibreOffice/5.4.3.2$MacOSX_X86_64 LibreOffice_project/92a7159f7e4af62137622921e809f8546db437e5</meta:generator>
    <meta:document-statistic meta:object-count="12"/>
  </office:meta>
</office:document-meta>
</file>